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23 Ways to Nudge: Review of Technology-Mediated Nudging in HCI</text:p>
          </table:table-cell>
          <table:table-cell table:style-name="ce2" office:value-type="string">
            <text:p>Ana Carab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U3Bo7KR108</text:p>
          </table:table-cell>
          <table:table-cell table:style-name="ce2" office:value-type="string">
            <text:p>Europ.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-U3Bo7KR108</text:p>
          </table:table-cell>
          <table:table-cell office:value-type="string">
            <text:p>Native Speaker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-U3Bo7KR108</text:p>
          </table:table-cell>
          <table:table-cell office:value-type="string">
            <text:p>Asian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3"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-U3Bo7KR108</text:p>
          </table:table-cell>
          <table:table-cell office:value-type="string">
            <text:p>Europ.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3"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-U3Bo7KR108</text:p>
          </table:table-cell>
          <table:table-cell office:value-type="string">
            <text:p>Native Speaker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A Badge, Not a Barrier: Designing for- and Trhoughout Digital Badge Implementation</text:p>
          </table:table-cell>
          <table:table-cell table:style-name="ce2" office:value-type="string">
            <text:p>Caroline Pi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xMSkH5ZpZ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HxMSkH5ZpZI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HxMSkH5ZpZI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A Change of Perspective: Designing Automated vehicle as New Social Actor in Public Space</text:p>
          </table:table-cell>
          <table:table-cell table:style-name="ce2" office:value-type="string">
            <text:p>Lenja Sorok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mnSU4Qce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mnSU4QceSk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SmnSU4QceS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A Design Space for Gaze Interaction on HMD</text:p>
          </table:table-cell>
          <table:table-cell table:style-name="ce2" office:value-type="string">
            <text:p>Teresa Hirz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1VMIz6MAZ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91VMIz6MAZ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91VMIz6MAZ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91VMIz6MAZ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 office:value-type="string">
            <text:p>Analyzing Value Discovery in Design Decisions Through Ethicography</text:p>
          </table:table-cell>
          <table:table-cell table:style-name="ce2" office:value-type="string">
            <text:p>Sai Shruthi Chivukul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lV3YQUvyy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3lV3YQUvyyY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3lV3YQUvyy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3lV3YQUvyyY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Apprise: Supporting the Critical-Agency of Victims of Human Trafficking in Thailand</text:p>
          </table:table-cell>
          <table:table-cell table:style-name="ce2" office:value-type="string">
            <text:p>Hannah Thinyan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VZSn47dkw8Y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VZSn47dkw8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VZSn47dkw8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Assisted Shifting of Electricity Use: Long Term Study of Managing Residential Heating</text:p>
          </table:table-cell>
          <table:table-cell table:style-name="ce2" office:value-type="string">
            <text:p>Rikke Hagensby Jens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iD37cbtetY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giD37cbtet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iD37cbtet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iD37cbtetY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iD37cbtetY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Augmenting Couples' Communication with Lifelines: Shared Timelines of Mixed Contextual Information</text:p>
          </table:table-cell>
          <table:table-cell table:style-name="ce2" office:value-type="string">
            <text:p>Carla F. Griggio</text:p>
          </table:table-cell>
          <table:table-cell table:style-name="ce2" office:value-type="string">
            <text:p>Female</text:p>
          </table:table-cell>
          <table:table-cell table:style-name="ce2"/>
          <table:table-cell table:style-name="ce2" office:value-type="string">
            <text:p>wFb8w7mPEs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Fb8w7mPEsQ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Beyond Behaviour: The Coach's Perspective on Technology in Health Coaching</text:p>
          </table:table-cell>
          <table:table-cell table:style-name="ce2" office:value-type="string">
            <text:p>Heleen Rutje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xorAXoEmf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oxorAXoEmf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Bringing Shades of Feminism to Human Centered Computing</text:p>
          </table:table-cell>
          <table:table-cell table:style-name="ce2" office:value-type="string">
            <text:p>Neha Kuma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7xUEYCKm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SN7xUEYCKm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N7xUEYCKm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Career Mentoring in Online Communities: Seeking and Receiving Advice from an Online Community</text:p>
          </table:table-cell>
          <table:table-cell table:style-name="ce2" office:value-type="string">
            <text:p>Maria Tompro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P_XQz5v9C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P_XQz5v9C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bP_XQz5v9C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Caring for Vincent: A Chatbot for Self-Comparison</text:p>
          </table:table-cell>
          <table:table-cell table:style-name="ce2" office:value-type="string">
            <text:p>Minha Le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QZo1Jpxkc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AQZo1JpxkcA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AQZo1Jpxkc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AQZo1Jpxkc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AQZo1Jpxkc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 office:value-type="string">
            <text:p>Children's Reflection in Action with DIY</text:p>
          </table:table-cell>
          <table:table-cell table:style-name="ce2" office:value-type="string">
            <text:p>Silvia Tors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vgGzZD-c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MvgGzZD-cQs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MvgGzZD-cQs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Communication Breakdowns Between Families and Alexa</text:p>
          </table:table-cell>
          <table:table-cell table:style-name="ce2" office:value-type="string">
            <text:p>Erin Benet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WheOorTI8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OWheOorTI8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 office:value-type="string">
            <text:p>Comparing Data from Chatbot and Web Surveys</text:p>
          </table:table-cell>
          <table:table-cell table:style-name="ce2" office:value-type="string">
            <text:p>Soomin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bdzG56UUT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bdzG56UUTk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Co-Performing Agent: Design for Building User-Agent Partnership in Learning and Adaptive Services</text:p>
          </table:table-cell>
          <table:table-cell table:style-name="ce2" office:value-type="string">
            <text:p>Da-jung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lSj2c315N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lSj2c315N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Designing an Informal Learning Curriculum to Develop 3D Modeling Knowledge</text:p>
          </table:table-cell>
          <table:table-cell table:style-name="ce2" office:value-type="string">
            <text:p>Srinjita Bhadu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N1zyJ65Zh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9N1zyJ65Zh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9N1zyJ65Zhk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string">
            <text:p>Designing Theory-Driven User-Centric Explainable AI</text:p>
          </table:table-cell>
          <table:table-cell table:style-name="ce2" office:value-type="string">
            <text:p>Danding Wa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S7jP-6AHc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RS7jP-6AHc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RS7jP-6AHc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RS7jP-6AHc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Digital Behaviour Change Interventions to Break and Form Habits</text:p>
          </table:table-cell>
          <table:table-cell table:style-name="ce2" office:value-type="string">
            <text:p>Charlie Pind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3_ahNFFt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3_ahNFFt1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3_ahNFFt1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83_ahNFFt1M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 office:value-type="string">
            <text:p>Effects of Participatory Evaluation</text:p>
          </table:table-cell>
          <table:table-cell table:style-name="ce2" office:value-type="string">
            <text:p>Katta Spi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MXf91FWQG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cMXf91FWQG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cMXf91FWQG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cMXf91FWQG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Emotion Work in Experience-centred Design</text:p>
          </table:table-cell>
          <table:table-cell table:style-name="ce2" office:value-type="string">
            <text:p>Rachel E. Clark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fZy625qb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fZy625qb1M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dfZy625qb1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fZy625qb1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Expression of Curiosity in Social Robots: Design, Perception and Effects on Behaviour</text:p>
          </table:table-cell>
          <table:table-cell table:style-name="ce2" office:value-type="string">
            <text:p>Jessy Ceh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sQEO8m9S3_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QEO8m9S3_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QEO8m9S3_Q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 office:value-type="string">
            <text:p>From Gender Biases to Gender-Inclusive Design: An Empirical Investigation</text:p>
          </table:table-cell>
          <table:table-cell table:style-name="ce2" office:value-type="string">
            <text:p>Mihaela Vorvorean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UiUwsVJ39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UiUwsVJ39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UiUwsVJ39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UiUwsVJ39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Geppetto: Enabling Semantic Design of Expressive Robot Behaviours</text:p>
          </table:table-cell>
          <table:table-cell table:style-name="ce2" office:value-type="string">
            <text:p>Ruta Desa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7_x0v_g8Z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B7_x0v_g8ZE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7_x0v_g8ZE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 office:value-type="string">
            <text:p>HCI and Menopause: Designing With and Around the Aging Body</text:p>
          </table:table-cell>
          <table:table-cell table:style-name="ce2" office:value-type="string">
            <text:p>Agatha Tuti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DtIjySKaa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DtIjySKaa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DtIjySKaa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DtIjySKaa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 office:value-type="string">
            <text:p>How to Work in the Car of the Future? A Neuroergonomical Study Assessing Concentration,...</text:p>
          </table:table-cell>
          <table:table-cell table:style-name="ce2" office:value-type="string">
            <text:p>Kathrin Pol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FByK43a-AI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6FByK43a-AI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6FByK43a-AI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6FByK43a-AI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6FByK43a-AI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 office:value-type="string">
            <text:p>i'sFree: Eyes-Free Gesture Typing via a Touch-Enabled Remote Control</text:p>
          </table:table-cell>
          <table:table-cell table:style-name="ce2" office:value-type="string">
            <text:p>Suwen Zh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hddqVTPiP3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hddqVTPiP38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string">
            <text:p>Lessons Learned from Research via Private Social Media Groups</text:p>
          </table:table-cell>
          <table:table-cell table:style-name="ce2" office:value-type="string">
            <text:p>Cassie Kresny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wWrOZdxIs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wWrOZdxIsw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wWrOZdxIsw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 office:value-type="string">
            <text:p>Managerial Visions: Stories of Upgrading and Maintaining the Public Restroom with IoT</text:p>
          </table:table-cell>
          <table:table-cell table:style-name="ce2" office:value-type="string">
            <text:p>Sarah E. Fox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3RiUC3mhp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63RiUC3mhpE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63RiUC3mhpE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May AI? Design Ideation with Cooperative Contextual Bandits</text:p>
          </table:table-cell>
          <table:table-cell table:style-name="ce2" office:value-type="string">
            <text:p>Janin Koc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7-UFZZD3G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77-UFZZD3G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77-UFZZD3G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77-UFZZD3G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Measuring and Understanding Photo Sharing Experiences in Social Virtual Reality</text:p>
          </table:table-cell>
          <table:table-cell table:style-name="ce2" office:value-type="string">
            <text:p>Jie L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aGScDQIRd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XaGScDQIRdA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XaGScDQIRdA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Metaphoria: An Algorithmic Companion for Metaphor Creation</text:p>
          </table:table-cell>
          <table:table-cell table:style-name="ce2" office:value-type="string">
            <text:p>Katy Ger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yFipX3y5S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kyFipX3y5S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kyFipX3y5S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string">
            <text:p>Navigating Ride-Sharing Regulations: How Regulations Changed the 'Gig' of Ride-Sharing for...</text:p>
          </table:table-cell>
          <table:table-cell table:style-name="ce2" office:value-type="string">
            <text:p>Anita Ch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cV4xlsEek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7cV4xlsEeks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7cV4xlsEeks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7cV4xlsEeks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2" office:value-type="string">
            <text:p>Neighborhood Perception in Bar Charts</text:p>
          </table:table-cell>
          <table:table-cell table:style-name="ce2" office:value-type="string">
            <text:p>Mingqian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kxIZNPbPk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04">
            <text:p>304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MkxIZNPbPk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05">
            <text:p>305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MkxIZNPbPk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06">
            <text:p>306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MkxIZNPbPk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2" office:value-type="string">
            <text:p>Of Mice and Pants: Queering the Conventional Gamer Mouse for Cooperative Play</text:p>
          </table:table-cell>
          <table:table-cell table:style-name="ce2" office:value-type="string">
            <text:p>Sabine Harr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jDAgaLvLfo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njDAgaLvLfo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njDAgaLvLfo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2" office:value-type="string">
            <text:p>Older People Inventing their Personal Internet of Things with the IoT Un-Kit Experience</text:p>
          </table:table-cell>
          <table:table-cell table:style-name="ce2" office:value-type="string">
            <text:p>Aloha Hufana Amb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3nOwgiEb3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U3nOwgiEb3w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U3nOwgiEb3w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2" office:value-type="string">
            <text:p>On the Internet, Nobody Knows You're a Dog.. Unless You're Another Dog</text:p>
          </table:table-cell>
          <table:table-cell table:style-name="ce2" office:value-type="string">
            <text:p>Ilyena Hirskyj-Dougla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lU087JidS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ClU087JidS4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ClU087JidS4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2" office:value-type="string">
            <text:p>Opportunities for Automating Email Processing: A Need-Finding Study</text:p>
          </table:table-cell>
          <table:table-cell table:style-name="ce2" office:value-type="string">
            <text:p>Soya Par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QUIl3DMo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gQUIl3DMoy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QUIl3DMoy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2" office:value-type="string">
            <text:p>Participatory Design of a Virtual Reality-Based Reentry Training with a Women's Prison</text:p>
          </table:table-cell>
          <table:table-cell table:style-name="ce2" office:value-type="string">
            <text:p>Melissa Q. Te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7kipIN2K6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7kipIN2K6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 office:value-type="string">
            <text:p>Power Struggles and Disciplined Designers</text:p>
          </table:table-cell>
          <table:table-cell table:style-name="ce2" office:value-type="string">
            <text:p>Netta Iiva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SPU84SGG2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bSPU84SGG2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SPU84SGG2c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Protection, Productivity and Pleasure in the Smart Home</text:p>
          </table:table-cell>
          <table:table-cell table:style-name="ce2" office:value-type="string">
            <text:p>Yolande Strenger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-xpsXmlqKp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-xpsXmlqKp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-xpsXmlqKp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2" office:value-type="string">
            <text:p>A Practice-Led Account of the Conceptual Evolution of UX Knowledge</text:p>
          </table:table-cell>
          <table:table-cell table:style-name="ce2" office:value-type="string">
            <text:p>Colin Gr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-tdWf0os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8">
            <text:p>328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8-tdWf0osy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29">
            <text:p>329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-tdWf0osy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30">
            <text:p>330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-tdWf0osyg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2" office:value-type="string">
            <text:p>An Analytic Model for Time Efficient Personal Hierarchies</text:p>
          </table:table-cell>
          <table:table-cell table:style-name="ce2" office:value-type="string">
            <text:p>William Delamar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YTnveuVd0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32">
            <text:p>332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oYTnveuVd0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33">
            <text:p>333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oYTnveuVd0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2" office:value-type="string">
            <text:p>App Usage Predicts Cognitive Ability in Older Adults</text:p>
          </table:table-cell>
          <table:table-cell table:style-name="ce2" office:value-type="string">
            <text:p>Mitchell L. Gord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SblmVsILG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35">
            <text:p>335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SblmVsILG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36">
            <text:p>336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8SblmVsILG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37">
            <text:p>337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8SblmVsILGM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38">
            <text:p>338</text:p>
          </table:table-cell>
          <table:table-cell table:style-name="ce2" office:value-type="string">
            <text:p>Around the (Virtual) World: Infinite Walking in VR Using Electrical Muscle Stimulation</text:p>
          </table:table-cell>
          <table:table-cell table:style-name="ce2" office:value-type="string">
            <text:p>Jona Au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slqHPBSs3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39">
            <text:p>339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EslqHPBSs3c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0">
            <text:p>340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EslqHPBSs3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41">
            <text:p>341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EslqHPBSs3c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2">
            <text:p>342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EslqHPBSs3c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2" office:value-type="string">
            <text:p>Augmented Reality Views for Occluded Interaction</text:p>
          </table:table-cell>
          <table:table-cell table:style-name="ce2" office:value-type="string">
            <text:p>Klemen Lili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xf6xW_z_s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4">
            <text:p>344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nxf6xW_z_s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5">
            <text:p>345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nxf6xW_z_s4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2" office:value-type="string">
            <text:p>AutoFritz: Autocomplete for Prototyping Virtual Breadboard Circuits</text:p>
          </table:table-cell>
          <table:table-cell table:style-name="ce2" office:value-type="string">
            <text:p>Da-Yuan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FGHlzmA8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7">
            <text:p>347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NFGHlzmA8k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48">
            <text:p>348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SNFGHlzmA8k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9">
            <text:p>349</text:p>
          </table:table-cell>
          <table:table-cell table:style-name="ce2" office:value-type="string">
            <text:p>Beyond Dyadic Interactions: Considering Chatbots as Community Members</text:p>
          </table:table-cell>
          <table:table-cell table:style-name="ce2" office:value-type="string">
            <text:p>Joseph Seeri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BwVGxg_of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50">
            <text:p>350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KBwVGxg_of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51">
            <text:p>351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KBwVGxg_ofU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2" office:value-type="string">
            <text:p>Beyond Schematic Capture: Meaningful Abstractions for Better Electronics Design Tools</text:p>
          </table:table-cell>
          <table:table-cell table:style-name="ce2" office:value-type="string">
            <text:p>Richard L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m7mVGWaA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53">
            <text:p>353</text:p>
          </table:table-cell>
          <table:table-cell office:value-type="string">
            <text:p>Question in Beyond Schematic Captur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cm7mVGWaAy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2" office:value-type="string">
            <text:p>Blockchain Assemblages: Whiteboxing Technology and Transforming Infrastructural Imaginaries</text:p>
          </table:table-cell>
          <table:table-cell table:style-name="ce2" office:value-type="string">
            <text:p>Karim Jabb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NEFdcc9_9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55">
            <text:p>355</text:p>
          </table:table-cell>
          <table:table-cell office:value-type="string">
            <text:p>Question in Blockchain Assemblage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QNEFdcc9_9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string">
            <text:p>Decision-Making Under Uncertainty in Research Synthesis: Designing for the Garden of Forking Paths</text:p>
          </table:table-cell>
          <table:table-cell table:style-name="ce2" office:value-type="string">
            <text:p>Alex K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zdqy7WR3F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57">
            <text:p>357</text:p>
          </table:table-cell>
          <table:table-cell office:value-type="string">
            <text:p>Question in Decision-Making Under Uncertainty in Research Synthesi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Yzdqy7WR3F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 office:value-type="string">
            <text:p>Design Guideline for Developing Safe Systems that Apply Electricity to the Human Body</text:p>
          </table:table-cell>
          <table:table-cell table:style-name="ce2" office:value-type="string">
            <text:p>Michinari Ko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LEkOauR1Ko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59">
            <text:p>359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LEkOauR1Ko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60">
            <text:p>360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LEkOauR1Kog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 office:value-type="string">
            <text:p>Designing Second-Screening Experiences for Social Co-Selection and Critical Co-Viewing of Reality TV</text:p>
          </table:table-cell>
          <table:table-cell table:style-name="ce2" office:value-type="string">
            <text:p>Tom Felt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f1BDRRKAT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62">
            <text:p>362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f1BDRRKAT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63">
            <text:p>363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f1BDRRKAT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4">
            <text:p>364</text:p>
          </table:table-cell>
          <table:table-cell table:style-name="ce4" office:value-type="string">
            <text:p>Direct Finger Manipulation of 3D Object Image with Ultrasound Haptic Feedback</text:p>
          </table:table-cell>
          <table:table-cell table:style-name="ce2" office:value-type="string">
            <text:p>Atsushi Matsubay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DrUfwi_0hu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65">
            <text:p>365</text:p>
          </table:table-cell>
          <table:table-cell office:value-type="string">
            <text:p>Question in Direct Finger Manipulation of 3D Object Image with Ultrasound Haptic Feedback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rUfwi_0hu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4" office:value-type="string">
            <text:p>Egocentric Smaller-person Experience through a Change in Visual Perspective</text:p>
          </table:table-cell>
          <table:table-cell table:style-name="ce2" office:value-type="string">
            <text:p>Jun Nishi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iGOvoS83Q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67">
            <text:p>367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qiGOvoS83Qs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68">
            <text:p>368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qiGOvoS83Qs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69">
            <text:p>369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qiGOvoS83Qs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0">
            <text:p>370</text:p>
          </table:table-cell>
          <table:table-cell table:style-name="ce2" office:value-type="string">
            <text:p>Empowering Expression for Users with Aphasia through Constrained Creativity</text:p>
          </table:table-cell>
          <table:table-cell table:style-name="ce2" office:value-type="string">
            <text:p>Timothy Nea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HkhdD-Ek5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71">
            <text:p>371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xHkhdD-Ek5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72">
            <text:p>372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xHkhdD-Ek5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73">
            <text:p>373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HkhdD-Ek58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4">
            <text:p>374</text:p>
          </table:table-cell>
          <table:table-cell table:style-name="ce2" office:value-type="string">
            <text:p>Encumbered Interaction: a Study of Musicians Preparing to Perform</text:p>
          </table:table-cell>
          <table:table-cell table:style-name="ce2" office:value-type="string">
            <text:p>Juan Pablo Martinez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h3YuiMqx8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75">
            <text:p>375</text:p>
          </table:table-cell>
          <table:table-cell office:value-type="string">
            <text:p>Question in Encumbered Interactio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bh3YuiMqx8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6">
            <text:p>376</text:p>
          </table:table-cell>
          <table:table-cell table:style-name="ce2" office:value-type="string">
            <text:p>Evaluation of Appearance-Based Methods and Implications for Gaze-Based Applications</text:p>
          </table:table-cell>
          <table:table-cell table:style-name="ce2" office:value-type="string">
            <text:p>Xuc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8S1bQGYJd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77">
            <text:p>377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l8S1bQGYJd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78">
            <text:p>378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l8S1bQGYJdk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79">
            <text:p>379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l8S1bQGYJd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 office:value-type="string">
            <text:p>Experimental Analysis of Barehand Mid-air Mode-Switching Techniques in VR</text:p>
          </table:table-cell>
          <table:table-cell table:style-name="ce2" office:value-type="string">
            <text:p>Hemant Bhaskar Sur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Dc3O10xP1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81">
            <text:p>381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-Dc3O10xP1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82">
            <text:p>382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-Dc3O10xP1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 office:value-type="string">
            <text:p>Explaining Decision-Making Algorithms through UI: Strategies to Help Non-Expert Stakeholders</text:p>
          </table:table-cell>
          <table:table-cell table:style-name="ce2" office:value-type="string">
            <text:p>Hao-Fei Ch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sIS1InULm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84">
            <text:p>384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asIS1InULmQ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85">
            <text:p>385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asIS1InULm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6">
            <text:p>386</text:p>
          </table:table-cell>
          <table:table-cell table:style-name="ce2" office:value-type="string">
            <text:p>Explorations on Single Usability Metrics</text:p>
          </table:table-cell>
          <table:table-cell table:style-name="ce2" office:value-type="string">
            <text:p>Michael Van Waardhuiz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QSJi95wEO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87">
            <text:p>387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QSJi95wEO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88">
            <text:p>388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QSJi95wEO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89">
            <text:p>389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QSJi95wEOk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 office:value-type="string">
            <text:p>Exploring Virtual Agents for Augmented Reality</text:p>
          </table:table-cell>
          <table:table-cell table:style-name="ce2" office:value-type="string">
            <text:p>Isaac W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O7m89mFM2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91">
            <text:p>391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UO7m89mFM2A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92">
            <text:p>392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UO7m89mFM2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93">
            <text:p>393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UO7m89mFM2A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4">
            <text:p>394</text:p>
          </table:table-cell>
          <table:table-cell table:style-name="ce2" office:value-type="string">
            <text:p>Face and Ecological Validity in Simulations: Lessons from Search-and-Rescue HCI</text:p>
          </table:table-cell>
          <table:table-cell table:style-name="ce2" office:value-type="string">
            <text:p>Lorin Do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sZ5BxMpyN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95">
            <text:p>395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osZ5BxMpyNE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396">
            <text:p>396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osZ5BxMpyNE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97">
            <text:p>397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osZ5BxMpyNE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8">
            <text:p>398</text:p>
          </table:table-cell>
          <table:table-cell table:style-name="ce2" office:value-type="string">
            <text:p>ForceRay: Extending Thumb Reach via Force Input Stabilizes Devize Grip for Mobile Touch Input</text:p>
          </table:table-cell>
          <table:table-cell table:style-name="ce2" office:value-type="string">
            <text:p>Christian Corst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0-WKQkVLW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399">
            <text:p>399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j0-WKQkVLW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00">
            <text:p>400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j0-WKQkVLW8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01">
            <text:p>401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j0-WKQkVLW8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02">
            <text:p>402</text:p>
          </table:table-cell>
          <table:table-cell table:style-name="ce2" office:value-type="string">
            <text:p>From Being There to Watching: Shared and Dedicated Telepresence Robot Usage at Academic Conferences</text:p>
          </table:table-cell>
          <table:table-cell table:style-name="ce2" office:value-type="string">
            <text:p>Carman Neustaedt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gXZHEgsK1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03">
            <text:p>403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gXZHEgsK1E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04">
            <text:p>404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gXZHEgsK1E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2" office:value-type="string">
            <text:p>From the Lab to the UB Truck: Object-Based Broadcasting at the FA Cup in Wembley Stadium</text:p>
          </table:table-cell>
          <table:table-cell table:style-name="ce2" office:value-type="string">
            <text:p>Thomas Röggl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0dbr23kR4P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06">
            <text:p>406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0dbr23kR4Pg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07">
            <text:p>407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0dbr23kR4Pg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08">
            <text:p>408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0dbr23kR4P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FTVR in VR: Evaluating 3D Performance with a Simulated Volumetric Fish-Tank Virtual Reality Display</text:p>
          </table:table-cell>
          <table:table-cell table:style-name="ce2" office:value-type="string">
            <text:p>Dylan Fafar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071I_uohry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0">
            <text:p>410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071I_uohry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1">
            <text:p>411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071I_uohry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2">
            <text:p>412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071I_uohry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3">
            <text:p>413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071I_uohry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 office:value-type="string">
            <text:p>Gabber: Supporting Voice in Participatory Qualitative Practices</text:p>
          </table:table-cell>
          <table:table-cell table:style-name="ce2" office:value-type="string">
            <text:p>Jay Rai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7FcZBXccO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5">
            <text:p>415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7FcZBXccO4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16">
            <text:p>416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w7FcZBXccO4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17">
            <text:p>417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w7FcZBXccO4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18">
            <text:p>418</text:p>
          </table:table-cell>
          <table:table-cell table:style-name="ce2" office:value-type="string">
            <text:p>Gamification in Science: A Study of Requirements in the Context of Reproducible Research</text:p>
          </table:table-cell>
          <table:table-cell table:style-name="ce2" office:value-type="string">
            <text:p>Sebastian S. Fe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lC0LxNNFA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19">
            <text:p>419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lC0LxNNFAw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20">
            <text:p>420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IlC0LxNNFAw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21">
            <text:p>421</text:p>
          </table:table-cell>
          <table:table-cell table:style-name="ce2" office:value-type="string">
            <text:p>Gamified Ads: Bridging the Gap Between User Enjoyment and the Effectiveness of Online Ads</text:p>
          </table:table-cell>
          <table:table-cell table:style-name="ce2" office:value-type="string">
            <text:p>Maximilian Altmey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ChjZ7FDUg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22">
            <text:p>422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_ChjZ7FDUg0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23">
            <text:p>423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_ChjZ7FDUg0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24">
            <text:p>424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_ChjZ7FDUg0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25">
            <text:p>425</text:p>
          </table:table-cell>
          <table:table-cell table:style-name="ce2" office:value-type="string">
            <text:p>Gehna: Exploring the Design Space of Jewelry as an Input Modality</text:p>
          </table:table-cell>
          <table:table-cell table:style-name="ce2" office:value-type="string">
            <text:p>Jatin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YRPXoRYtX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26">
            <text:p>426</text:p>
          </table:table-cell>
          <table:table-cell office:value-type="string">
            <text:p>Question in Gehna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gYRPXoRYtXU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27">
            <text:p>427</text:p>
          </table:table-cell>
          <table:table-cell office:value-type="string">
            <text:p>Question in Gehna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YRPXoRYtXU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28">
            <text:p>428</text:p>
          </table:table-cell>
          <table:table-cell table:style-name="ce2" office:value-type="string">
            <text:p>Hands Holding Clues for Object Recognitiion in Teachable Machines</text:p>
          </table:table-cell>
          <table:table-cell table:style-name="ce2" office:value-type="string">
            <text:p>Kyungjun Le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NBuqmwUr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29">
            <text:p>429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4NBuqmwUry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30">
            <text:p>430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4NBuqmwUryk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31">
            <text:p>431</text:p>
          </table:table-cell>
          <table:table-cell table:style-name="ce2" office:value-type="string">
            <text:p>HapTwist: Creating Interactive Haptic Proxies in VR Using Low-cost Twistable Artefacts</text:p>
          </table:table-cell>
          <table:table-cell table:style-name="ce2" office:value-type="string">
            <text:p>Kening Zh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nqTJJIsPc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32">
            <text:p>432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nnqTJJIsPcs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33">
            <text:p>433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nnqTJJIsPcs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34">
            <text:p>434</text:p>
          </table:table-cell>
          <table:table-cell table:style-name="ce2" office:value-type="string">
            <text:p>HCI and Affective Health: Taking stock of a decade of studies and charting future research directions</text:p>
          </table:table-cell>
          <table:table-cell table:style-name="ce2" office:value-type="string">
            <text:p>Pedro Sanch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IlAAXSIb4WA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35">
            <text:p>435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lAAXSIb4W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36">
            <text:p>436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IlAAXSIb4W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37">
            <text:p>437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lAAXSIb4WA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38">
            <text:p>438</text:p>
          </table:table-cell>
          <table:table-cell table:style-name="ce2" office:value-type="string">
            <text:p>HotStrokes: Word-Gesture Shortcuts on a Trackpad</text:p>
          </table:table-cell>
          <table:table-cell table:style-name="ce2" office:value-type="string">
            <text:p>Wenzhe Cu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SQYejYs1f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39">
            <text:p>439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SQYejYs1fg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0">
            <text:p>440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SQYejYs1fg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1">
            <text:p>441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iSQYejYs1fg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2">
            <text:p>442</text:p>
          </table:table-cell>
          <table:table-cell table:style-name="ce2" office:value-type="string">
            <text:p>How to Carry Out Usability Studies with Visually Impaired Children</text:p>
          </table:table-cell>
          <table:table-cell table:style-name="ce2" office:value-type="string">
            <text:p>Carlos Alberto Martinez Sandova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FPuZj3tHJ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3">
            <text:p>443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4FPuZj3tHJ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4">
            <text:p>444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4FPuZj3tHJ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5">
            <text:p>445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4FPuZj3tHJ4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46">
            <text:p>446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4FPuZj3tHJ4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47">
            <text:p>447</text:p>
          </table:table-cell>
          <table:table-cell table:style-name="ce2" office:value-type="string">
            <text:p>Implementing Multi-Touch Gestures with Touch Groups and Cross Events</text:p>
          </table:table-cell>
          <table:table-cell table:style-name="ce2" office:value-type="string">
            <text:p>Brad Myer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idYdY83zo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48">
            <text:p>448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idYdY83zo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49">
            <text:p>449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idYdY83zo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0">
            <text:p>450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didYdY83zoc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51">
            <text:p>451</text:p>
          </table:table-cell>
          <table:table-cell table:style-name="ce2" office:value-type="string">
            <text:p>Improving Early Navigation in Time-Lapse Video with Spread-Frame Loading</text:p>
          </table:table-cell>
          <table:table-cell table:style-name="ce2" office:value-type="string">
            <text:p>Michael Van Der Kamp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-LMD3Ro_h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2">
            <text:p>452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-LMD3Ro_h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3">
            <text:p>453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-LMD3Ro_hQ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4">
            <text:p>454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G-LMD3Ro_hQ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55">
            <text:p>455</text:p>
          </table:table-cell>
          <table:table-cell table:style-name="ce2" office:value-type="string">
            <text:p>In a Silent Way: Communication Between AI and Improvising Musicians Beyond Sound</text:p>
          </table:table-cell>
          <table:table-cell table:style-name="ce2" office:value-type="string">
            <text:p>Jon McCormack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5KA1Jo_v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6">
            <text:p>456</text:p>
          </table:table-cell>
          <table:table-cell office:value-type="string">
            <text:p>Question in In a Silent Way</text:p>
          </table:table-cell>
          <table:table-cell/>
          <table:table-cell office:value-type="string">
            <text:p>Female</text:p>
          </table:table-cell>
          <table:table-cell/>
          <table:table-cell table:style-name="ce2" office:value-type="string">
            <text:p>r5KA1Jo_vYU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57">
            <text:p>457</text:p>
          </table:table-cell>
          <table:table-cell table:style-name="ce2" office:value-type="string">
            <text:p>Interferi: Gesture Sensing using On-Body Acoustic Interferometry</text:p>
          </table:table-cell>
          <table:table-cell table:style-name="ce2" office:value-type="string">
            <text:p>Yasha Iravant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BpBBpQh7G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58">
            <text:p>458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59">
            <text:p>459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60">
            <text:p>460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3" office:value-type="float" office:value="461">
            <text:p>461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62">
            <text:p>462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63">
            <text:p>463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xBpBBpQh7GI</text:p>
          </table:table-cell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64">
            <text:p>464</text:p>
          </table:table-cell>
          <table:table-cell table:style-name="ce2" office:value-type="string">
            <text:p>Interpreting the Diversity in Subjective Judgments</text:p>
          </table:table-cell>
          <table:table-cell table:style-name="ce2" office:value-type="string">
            <text:p>Jean-Bernard Marten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S7CzHfawDU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465">
            <text:p>465</text:p>
          </table:table-cell>
          <table:table-cell office:value-type="string">
            <text:p>Question in Interpreting the Diversity in Subjective Judgments</text:p>
          </table:table-cell>
          <table:table-cell/>
          <table:table-cell office:value-type="string">
            <text:p>Male</text:p>
          </table:table-cell>
          <table:table-cell/>
          <table:table-cell table:style-name="ce2" office:value-type="string">
            <text:p>pS7CzHfawDU</text:p>
          </table:table-cell>
          <table:table-cell office:value-type="string">
            <text:p>Europ. Non-Native</text:p>
          </table:table-cell>
          <table:table-cell table:number-columns-repeated="1017"/>
        </table:table-row>
        <table:table-row table:style-name="ro2" table:number-rows-repeated="39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table:number-columns-repeated="7"/>
          <table:table-cell table:style-name="ce2" table:number-columns-repeated="1017"/>
        </table:table-row>
        <table:table-row table:style-name="ro2" table:number-rows-repeated="117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table:number-columns-repeated="7"/>
          <table:table-cell table:style-name="ce2" table:number-columns-repeated="1017"/>
        </table:table-row>
        <table:table-row table:style-name="ro2" table:number-rows-repeated="34">
          <table:table-cell table:style-name="Default" table:number-columns-repeated="7"/>
          <table:table-cell table:number-columns-repeated="1017"/>
        </table:table-row>
        <table:table-row table:style-name="ro2" table:number-rows-repeated="23">
          <table:table-cell table:style-name="ce3"/>
          <table:table-cell table:number-columns-repeated="1023"/>
        </table:table-row>
        <table:table-row table:style-name="ro2" table:number-rows-repeated="10480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.11.2020</text:date>, <text:time>12:2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1-23T12:27:10.36</dc:date>
    <meta:editing-duration>P1DT19H28M33S</meta:editing-duration>
    <meta:editing-cycles>288</meta:editing-cycles>
    <meta:generator>OpenOffice/4.1.7$Win32 OpenOffice.org_project/417m1$Build-9800</meta:generator>
    <meta:document-statistic meta:table-count="3" meta:cell-count="1538" meta:object-count="0"/>
  </office:meta>
</office:document-meta>
</file>